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stellar-solutions---travel--expense-reimbursement-policy"/>Stellar Solutions - Travel &amp; Expense Reimbursement Policy<text:bookmark-end text:name="stellar-solutions---travel--expense-reimbursement-policy"/></text:h>
      <text:p text:style-name="First_20_paragraph"><text:span text:style-name="T1">Effective Date:</text:span> October 26, 2023</text:p>
      <text:p text:style-name="Text_20_body"><text:span text:style-name="T1">Purpose:</text:span> This policy outlines the guidelines for reimbursing employees for reasonable and necessary travel and business expenses incurred while conducting company business.</text:p>
      <text:p text:style-name="Text_20_body"><text:span text:style-name="T1">Eligibility:</text:span> All full-time and part-time employees are eligible for reimbursement.</text:p>
      <text:p text:style-name="Text_20_body"><text:span text:style-name="T1">Policy Guidelines:</text:span></text:p>
      <text:list text:style-name="L1">
        <text:list-item>
          <text:p text:style-name="P1"><text:span text:style-name="T1">Pre-Approval:</text:span> Travel requests exceeding $[Amount - e.g., $500] require pre-approval from your manager.</text:p>
        </text:list-item>
        <text:list-item>
          <text:p text:style-name="P1"><text:span text:style-name="T1">Documentation:</text:span> All expenses must be supported by original receipts, itemized invoices, or other appropriate documentation.</text:p>
        </text:list-item>
        <text:list-item>
          <text:p text:style-name="P1"><text:span text:style-name="T1">Expense Categories:</text:span> Reimbursable expenses include:</text:p>
          <text:list text:style-name="L2">
            <text:list-item>
              <text:p text:style-name="P2"><text:span text:style-name="T1">Travel:</text:span> Airfare, train tickets, rental cars (with company approval), mileage (using the IRS standard mileage rate).</text:p>
            </text:list-item>
            <text:list-item>
              <text:p text:style-name="P2"><text:span text:style-name="T1">Accommodation:</text:span> Hotel costs (reasonable rates).</text:p>
            </text:list-item>
            <text:list-item>
              <text:p text:style-name="P2"><text:span text:style-name="T1">Meals:</text:span> Reasonable meal expenses during travel.</text:p>
            </text:list-item>
            <text:list-item>
              <text:p text:style-name="P2"><text:span text:style-name="T1">Other Business Expenses:</text:span> Conference fees, client entertainment (with prior approval).</text:p>
            </text:list-item>
          </text:list>
        </text:list-item>
        <text:list-item>
          <text:p text:style-name="P1"><text:span text:style-name="T1">Expense Limits:</text:span> Specific limits apply to certain expense categories. Please consult the detailed Expense Reimbursement Form [Link to Form - e.g., Intranet/HR Portal].</text:p>
        </text:list-item>
        <text:list-item>
          <text:p text:style-name="P1"><text:span text:style-name="T1">Submission:</text:span> Submit reimbursement requests via the online portal [Link to Portal - e.g., Concur, HR System] within 30 days of incurring the expense.</text:p>
        </text:list-item>
      </text:list>
      <text:p text:style-name="First_20_paragraph"><text:span text:style-name="T1">Policy Violations:</text:span> Fraudulent or inappropriate expense claims will result in disciplinary action, up to and including termination.</text:p>
      <text:p text:style-name="Text_20_body"><text:span text:style-name="T1">Questions?</text:span> Contact the Finance Department at [Email Address] or [Phone Number].</text:p>
      <text:p text:style-name="Horizontal_20_Line"/>
      <text:p text:style-name="First_20_paragraph"><text:span text:style-name="T1">Disclaimer:</text:span> This is a simplified policy. Refer to the full policy document on the company intranet for complete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5</meta:generator>
    <dc:title/>
    <dc:description/>
    <dc:subject/>
    <meta:keyword/>
    <meta:initial-creator/>
    <dc:creator/>
    <meta:creation-date>1970-01-01T00:00:00Z</meta:creation-date>
    <dc:date>1970-01-01T00:00:00Z</dc:date>
  </office:meta>
</office:document-meta>
</file>